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0800000CAEDE6F11ACCF34E09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cm" svg:height="26.839cm" draw:z-index="0"><draw:image xlink:href="Pictures/100000010000080800000CAEDE6F11ACCF34E0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07:08.729216558</meta:creation-date>
    <dc:date>2023-09-17T22:08:35.189337176</dc:date>
    <meta:editing-duration>PT1M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